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fo:background-color="transparent" style:cell-protect="none"/>
    </style:style>
    <style:style style:name="co1" style:family="table-column">
      <style:table-column-properties fo:break-before="auto" style:column-width="1.56104166666667cm"/>
    </style:style>
    <style:style style:name="co2" style:family="table-column">
      <style:table-column-properties fo:break-before="auto" style:column-width="2.619375cm"/>
    </style:style>
    <style:style style:name="co3" style:family="table-column">
      <style:table-column-properties fo:break-before="auto" style:column-width="5.08cm" style:use-optimal-column-width="true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31" table:default-cell-style-name="ce1"/>
        <table:table-column table:style-name="co5" table:number-columns-repeated="16345" table:default-cell-style-name="ce1"/>
        <table:table-row table:style-name="ro1">
          <table:table-cell office:value-type="string" table:style-name="ce2">
            <text:p>Lden</text:p>
          </table:table-cell>
          <table:table-cell office:value-type="string" table:style-name="ce2">
            <text:p>%HA Road M&amp;O 2001</text:p>
          </table:table-cell>
          <table:table-cell office:value-type="string" table:style-name="ce2">
            <text:p>lower CI M&amp;O Road</text:p>
          </table:table-cell>
          <table:table-cell office:value-type="string" table:style-name="ce2">
            <text:p>upper CI M&amp;O Road</text:p>
          </table:table-cell>
          <table:table-cell office:value-type="string" table:style-name="ce3">
            <text:p>Location</text:p>
          </table:table-cell>
          <table:table-cell office:value-type="string" table:style-name="ce2">
            <text:p>N Location</text:p>
          </table:table-cell>
          <table:table-cell office:value-type="string" table:style-name="ce2">
            <text:p>Sqrt N/10</text:p>
          </table:table-cell>
          <table:table-cell office:value-type="string" table:style-name="ce2">
            <text:p>%HA Hyena Heathrow Road</text:p>
          </table:table-cell>
          <table:table-cell office:value-type="string" table:style-name="ce2">
            <text:p>%HA Hyena Berlin Road</text:p>
          </table:table-cell>
          <table:table-cell office:value-type="string" table:style-name="ce2">
            <text:p>%HA Hyena Amsterdam Road</text:p>
          </table:table-cell>
          <table:table-cell office:value-type="string" table:style-name="ce2">
            <text:p>%HA Hyena Stockholm Road</text:p>
          </table:table-cell>
          <table:table-cell office:value-type="string" table:style-name="ce2">
            <text:p>%HA Hyena Athen Road</text:p>
          </table:table-cell>
          <table:table-cell office:value-type="string" table:style-name="ce2">
            <text:p>%HA Hyena Malpensa Road</text:p>
          </table:table-cell>
          <table:table-cell office:value-type="string" table:style-name="ce2">
            <text:p>%HA DaNang Road</text:p>
          </table:table-cell>
          <table:table-cell office:value-type="string" table:style-name="ce2">
            <text:p>%HA France Road</text:p>
          </table:table-cell>
          <table:table-cell office:value-type="string" table:style-name="ce2">
            <text:p>%HA Hanoi Road</text:p>
          </table:table-cell>
          <table:table-cell office:value-type="string" table:style-name="ce2">
            <text:p>%HA HoChiMinh Road</text:p>
          </table:table-cell>
          <table:table-cell office:value-type="string" table:style-name="ce2">
            <text:p>%HA HongKong Road</text:p>
          </table:table-cell>
          <table:table-cell office:value-type="string" table:style-name="ce2">
            <text:p>%HA Hue Road</text:p>
          </table:table-cell>
          <table:table-cell office:value-type="string" table:style-name="ce2">
            <text:p>%HA Switzerland Road</text:p>
          </table:table-cell>
          <table:table-cell office:value-type="string" table:style-name="ce2">
            <text:p>%HA Thai-Nguyen Road</text:p>
          </table:table-cell>
          <table:table-cell office:value-type="string" table:style-name="ce2">
            <text:p>%HA Gothenburg detached Road</text:p>
          </table:table-cell>
          <table:table-cell office:value-type="string" table:style-name="ce2">
            <text:p>%HA Gothenburg apartment Road</text:p>
          </table:table-cell>
          <table:table-cell office:value-type="string" table:style-name="ce2">
            <text:p>%HA Kumamoto detached Road</text:p>
          </table:table-cell>
          <table:table-cell office:value-type="string" table:style-name="ce2">
            <text:p>%HA Kumamoto apartment Road</text:p>
          </table:table-cell>
          <table:table-cell office:value-type="string" table:style-name="ce2">
            <text:p>%HA Sapporo detached Road</text:p>
          </table:table-cell>
          <table:table-cell office:value-type="string" table:style-name="ce2">
            <text:p>%HA Sapporo apartment Road</text:p>
          </table:table-cell>
          <table:table-cell office:value-type="string" table:style-name="ce2">
            <text:p>%HA Wipptal mainroad face</text:p>
          </table:table-cell>
          <table:table-cell office:value-type="string" table:style-name="ce2">
            <text:p>%HA Wipptal highway face</text:p>
          </table:table-cell>
          <table:table-cell office:value-type="string" table:style-name="ce2">
            <text:p>%HA Wipptal highw+mainr phone</text:p>
          </table:table-cell>
          <table:table-cell office:value-type="string" table:style-name="ce2">
            <text:p>%HA Inntal mainroad</text:p>
          </table:table-cell>
          <table:table-cell office:value-type="string" table:style-name="ce2">
            <text:p>%HA Inntal highway</text:p>
          </table:table-cell>
          <table:table-cell office:value-type="string" table:style-name="ce2">
            <text:p>Regr WHO Road data</text:p>
          </table:table-cell>
          <table:table-cell office:value-type="string" table:style-name="ce2">
            <text:p>Percentile 5</text:p>
          </table:table-cell>
          <table:table-cell office:value-type="string" table:style-name="ce2">
            <text:p>Percentile 95</text:p>
          </table:table-cell>
          <table:table-cell office:value-type="string" table:style-name="ce2">
            <text:p>Regr WHO Road ohne Alp</text:p>
          </table:table-cell>
          <table:table-cell office:value-type="string" table:style-name="ce2">
            <text:p>Perc 5 ohne Alp</text:p>
          </table:table-cell>
          <table:table-cell office:value-type="string" table:style-name="ce2">
            <text:p>Perc 95 ohne Alp</text:p>
          </table:table-cell>
          <table:table-cell office:value-type="string" table:style-name="ce2">
            <text:p>Regr WHO Road ohne Alp+Asia</text:p>
          </table:table-cell>
          <table:table-cell table:number-columns-repeated="16345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float" office:value="0" table:style-name="ce4">
            <text:p>0</text:p>
          </table:table-cell>
          <table:table-cell office:value-type="float" office:value="0.40714062838131898" table:style-name="ce4">
            <text:p>0,407140628</text:p>
          </table:table-cell>
          <table:table-cell office:value-type="float" office:value="0.93053432560253901" table:style-name="ce4">
            <text:p>0,930534326</text:p>
          </table:table-cell>
          <table:table-cell office:value-type="string" table:style-name="ce3">
            <text:p>Hyena Heathrow</text:p>
          </table:table-cell>
          <table:table-cell office:value-type="float" office:value="600" table:style-name="ce4">
            <text:p>600</text:p>
          </table:table-cell>
          <table:table-cell office:value-type="float" office:value="2.4" table:style-name="ce4">
            <text:p>2,4</text:p>
          </table:table-cell>
          <table:table-cell table:number-columns-repeated="20" table:style-name="ce4"/>
          <table:table-cell office:value-type="float" office:value="11.637654545801301" table:style-name="ce4">
            <text:p>11,63765455</text:p>
          </table:table-cell>
          <table:table-cell table:style-name="ce4"/>
          <table:table-cell office:value-type="float" office:value="7.3372666227694596" table:style-name="ce4">
            <text:p>7,337266623</text:p>
          </table:table-cell>
          <table:table-cell office:value-type="float" office:value="14.498360216486301" table:style-name="ce4">
            <text:p>14,49836022</text:p>
          </table:table-cell>
          <table:table-cell office:value-type="float" office:value="6.1716547714264296" table:style-name="ce4">
            <text:p>6,171654771</text:p>
          </table:table-cell>
          <table:table-cell table:number-columns-repeated="7" table:style-name="ce4"/>
          <table:table-cell table:number-columns-repeated="16345"/>
        </table:table-row>
        <table:table-row table:style-name="ro1">
          <table:table-cell office:value-type="float" office:value="40.484699999999997" table:style-name="ce4">
            <text:p>40,4847</text:p>
          </table:table-cell>
          <table:table-cell table:number-columns-repeated="3" table:style-name="ce1"/>
          <table:table-cell office:value-type="string" table:style-name="ce3">
            <text:p>Hyena Berlin</text:p>
          </table:table-cell>
          <table:table-cell office:value-type="float" office:value="972" table:style-name="ce4">
            <text:p>972</text:p>
          </table:table-cell>
          <table:table-cell office:value-type="float" office:value="3.17" table:style-name="ce4">
            <text:p>3,17</text:p>
          </table:table-cell>
          <table:table-cell table:number-columns-repeated="12" table:style-name="ce1"/>
          <table:table-cell office:value-type="float" office:value="2.54304155858551" table:style-name="ce4">
            <text:p>2,543041559</text:p>
          </table:table-cell>
          <table:table-cell table:number-columns-repeated="16364" table:style-name="ce1"/>
        </table:table-row>
        <table:table-row table:style-name="ro1">
          <table:table-cell office:value-type="float" office:value="42.6" table:style-name="ce4">
            <text:p>42,6</text:p>
          </table:table-cell>
          <table:table-cell table:number-columns-repeated="3" table:style-name="ce1"/>
          <table:table-cell office:value-type="string" table:style-name="ce3">
            <text:p>Hyena Amsterdam</text:p>
          </table:table-cell>
          <table:table-cell office:value-type="float" office:value="898" table:style-name="ce4">
            <text:p>898</text:p>
          </table:table-cell>
          <table:table-cell office:value-type="float" office:value="2.99" table:style-name="ce4">
            <text:p>2,99</text:p>
          </table:table-cell>
          <table:table-cell table:number-columns-repeated="7" table:style-name="ce1"/>
          <table:table-cell office:value-type="float" office:value="1.6956535510200801" table:style-name="ce4">
            <text:p>1,695653551</text:p>
          </table:table-cell>
          <table:table-cell table:number-columns-repeated="16369" table:style-name="ce1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float" office:value="1.4191426605825399" table:style-name="ce4">
            <text:p>1,419142661</text:p>
          </table:table-cell>
          <table:table-cell office:value-type="float" office:value="0.98157349199681199" table:style-name="ce4">
            <text:p>0,981573492</text:p>
          </table:table-cell>
          <table:table-cell office:value-type="float" office:value="2.0153471300524002" table:style-name="ce4">
            <text:p>2,01534713</text:p>
          </table:table-cell>
          <table:table-cell office:value-type="string" table:style-name="ce3">
            <text:p>Hyena Stockholm</text:p>
          </table:table-cell>
          <table:table-cell office:value-type="float" office:value="1003" table:style-name="ce4">
            <text:p>1003</text:p>
          </table:table-cell>
          <table:table-cell office:value-type="float" office:value="3.17" table:style-name="ce4">
            <text:p>3,17</text:p>
          </table:table-cell>
          <table:table-cell office:value-type="float" office:value="10.2425" table:style-name="ce4">
            <text:p>10,2425</text:p>
          </table:table-cell>
          <table:table-cell office:value-type="float" office:value="5.2632000000000003" table:style-name="ce4">
            <text:p>5,2632</text:p>
          </table:table-cell>
          <table:table-cell office:value-type="float" office:value="2.6966000000000001" table:style-name="ce4">
            <text:p>2,6966</text:p>
          </table:table-cell>
          <table:table-cell office:value-type="float" office:value="3.5486999999999602" table:style-name="ce4">
            <text:p>3,5487</text:p>
          </table:table-cell>
          <table:table-cell office:value-type="float" office:value="3.7921999999999998" table:style-name="ce4">
            <text:p>3,7922</text:p>
          </table:table-cell>
          <table:table-cell office:value-type="float" office:value="6.1437000000000097" table:style-name="ce4">
            <text:p>6,1437</text:p>
          </table:table-cell>
          <table:table-cell table:number-columns-repeated="4" table:style-name="ce1"/>
          <table:table-cell office:value-type="float" office:value="3.17749999999999" table:style-name="ce4">
            <text:p>3,1775</text:p>
          </table:table-cell>
          <table:table-cell table:number-columns-repeated="9" table:style-name="ce1"/>
          <table:table-cell office:value-type="float" office:value="15.673827530449" table:style-name="ce4">
            <text:p>15,67382753</text:p>
          </table:table-cell>
          <table:table-cell office:value-type="float" office:value="10.2477033444097" table:style-name="ce4">
            <text:p>10,24770334</text:p>
          </table:table-cell>
          <table:table-cell office:value-type="float" office:value="9.6476732242564296" table:style-name="ce4">
            <text:p>9,647673224</text:p>
          </table:table-cell>
          <table:table-cell office:value-type="float" office:value="20.294316871114201" table:style-name="ce4">
            <text:p>20,29431687</text:p>
          </table:table-cell>
          <table:table-cell office:value-type="float" office:value="9.6782254833160497" table:style-name="ce4">
            <text:p>9,678225483</text:p>
          </table:table-cell>
          <table:table-cell office:value-type="float" office:value="7.63" table:style-name="ce4">
            <text:p>7,63</text:p>
          </table:table-cell>
          <table:table-cell office:value-type="float" office:value="2.7" table:style-name="ce4">
            <text:p>2,7</text:p>
          </table:table-cell>
          <table:table-cell office:value-type="float" office:value="20.3" table:style-name="ce4">
            <text:p>20,3</text:p>
          </table:table-cell>
          <table:table-cell office:value-type="float" office:value="4.0000000000000098" table:style-name="ce4">
            <text:p>4</text:p>
          </table:table-cell>
          <table:table-cell office:value-type="float" office:value="2.7" table:style-name="ce4">
            <text:p>2,7</text:p>
          </table:table-cell>
          <table:table-cell office:value-type="float" office:value="10.24" table:style-name="ce4">
            <text:p>10,24</text:p>
          </table:table-cell>
          <table:table-cell office:value-type="float" office:value="4.0999999999999996" table:style-name="ce4">
            <text:p>4,1</text:p>
          </table:table-cell>
          <table:table-cell table:number-columns-repeated="16345"/>
        </table:table-row>
        <table:table-row table:style-name="ro1">
          <table:table-cell office:value-type="float" office:value="45.484699999999997" table:style-name="ce4">
            <text:p>45,4847</text:p>
          </table:table-cell>
          <table:table-cell table:number-columns-repeated="3" table:style-name="ce1"/>
          <table:table-cell office:value-type="string" table:style-name="ce3">
            <text:p>Hyena Athen</text:p>
          </table:table-cell>
          <table:table-cell office:value-type="float" office:value="635" table:style-name="ce4">
            <text:p>635</text:p>
          </table:table-cell>
          <table:table-cell office:value-type="float" office:value="2.52" table:style-name="ce4">
            <text:p>2,52</text:p>
          </table:table-cell>
          <table:table-cell table:number-columns-repeated="12" table:style-name="ce1"/>
          <table:table-cell office:value-type="float" office:value="3.89573998269322" table:style-name="ce4">
            <text:p>3,895739983</text:p>
          </table:table-cell>
          <table:table-cell table:number-columns-repeated="16364" table:style-name="ce1"/>
        </table:table-row>
        <table:table-row table:style-name="ro1">
          <table:table-cell office:value-type="float" office:value="47.6" table:style-name="ce4">
            <text:p>47,6</text:p>
          </table:table-cell>
          <table:table-cell table:number-columns-repeated="3" table:style-name="ce1"/>
          <table:table-cell office:value-type="string" table:style-name="ce3">
            <text:p>Hyena Malpensa</text:p>
          </table:table-cell>
          <table:table-cell office:value-type="float" office:value="753" table:style-name="ce4">
            <text:p>753</text:p>
          </table:table-cell>
          <table:table-cell office:value-type="float" office:value="2.74" table:style-name="ce4">
            <text:p>2,74</text:p>
          </table:table-cell>
          <table:table-cell table:number-columns-repeated="7" table:style-name="ce1"/>
          <table:table-cell office:value-type="float" office:value="2.6339319625283402" table:style-name="ce4">
            <text:p>2,633931963</text:p>
          </table:table-cell>
          <table:table-cell table:number-columns-repeated="16369" table:style-name="ce1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float" office:value="2.9766060278716102" table:style-name="ce4">
            <text:p>2,976606028</text:p>
          </table:table-cell>
          <table:table-cell office:value-type="float" office:value="2.1609850423087602" table:style-name="ce4">
            <text:p>2,160985042</text:p>
          </table:table-cell>
          <table:table-cell office:value-type="float" office:value="4.0326880972633798" table:style-name="ce4">
            <text:p>4,032688097</text:p>
          </table:table-cell>
          <table:table-cell office:value-type="string" table:style-name="ce3">
            <text:p>DaNang</text:p>
          </table:table-cell>
          <table:table-cell office:value-type="float" office:value="492" table:style-name="ce4">
            <text:p>492</text:p>
          </table:table-cell>
          <table:table-cell office:value-type="float" office:value="2.2181073012818802" table:style-name="ce4">
            <text:p>2,218107301</text:p>
          </table:table-cell>
          <table:table-cell office:value-type="float" office:value="9.9544999999999799" table:style-name="ce4">
            <text:p>9,9545</text:p>
          </table:table-cell>
          <table:table-cell office:value-type="float" office:value="3.6016999999999699" table:style-name="ce4">
            <text:p>3,6017</text:p>
          </table:table-cell>
          <table:table-cell office:value-type="float" office:value="4.4221000000000004" table:style-name="ce4">
            <text:p>4,4221</text:p>
          </table:table-cell>
          <table:table-cell office:value-type="float" office:value="2.4931999999999999" table:style-name="ce4">
            <text:p>2,4932</text:p>
          </table:table-cell>
          <table:table-cell office:value-type="float" office:value="3.22419999999999" table:style-name="ce4">
            <text:p>3,2242</text:p>
          </table:table-cell>
          <table:table-cell office:value-type="float" office:value="8.4367000000000107" table:style-name="ce4">
            <text:p>8,4367</text:p>
          </table:table-cell>
          <table:table-cell table:number-columns-repeated="4" table:style-name="ce1"/>
          <table:table-cell office:value-type="float" office:value="3.01000000000001" table:style-name="ce4">
            <text:p>3,01</text:p>
          </table:table-cell>
          <table:table-cell table:number-columns-repeated="9" table:style-name="ce1"/>
          <table:table-cell office:value-type="float" office:value="20.780622374676099" table:style-name="ce4">
            <text:p>20,78062237</text:p>
          </table:table-cell>
          <table:table-cell office:value-type="float" office:value="14.479775613138999" table:style-name="ce4">
            <text:p>14,47977561</text:p>
          </table:table-cell>
          <table:table-cell office:value-type="float" office:value="12.5867742016605" table:style-name="ce4">
            <text:p>12,5867742</text:p>
          </table:table-cell>
          <table:table-cell office:value-type="float" office:value="27.657797042171801" table:style-name="ce4">
            <text:p>27,65779704</text:p>
          </table:table-cell>
          <table:table-cell office:value-type="float" office:value="14.861567893873501" table:style-name="ce4">
            <text:p>14,86156789</text:p>
          </table:table-cell>
          <table:table-cell office:value-type="float" office:value="8.61" table:style-name="ce4">
            <text:p>8,61</text:p>
          </table:table-cell>
          <table:table-cell office:value-type="float" office:value="2.5" table:style-name="ce4">
            <text:p>2,5</text:p>
          </table:table-cell>
          <table:table-cell office:value-type="float" office:value="27.66" table:style-name="ce4">
            <text:p>27,66</text:p>
          </table:table-cell>
          <table:table-cell office:value-type="float" office:value="3.62" table:style-name="ce4">
            <text:p>3,62</text:p>
          </table:table-cell>
          <table:table-cell office:value-type="float" office:value="2.94" table:style-name="ce4">
            <text:p>2,94</text:p>
          </table:table-cell>
          <table:table-cell office:value-type="float" office:value="9.9499999999999993" table:style-name="ce4">
            <text:p>9,95</text:p>
          </table:table-cell>
          <table:table-cell office:value-type="float" office:value="4.3" table:style-name="ce4">
            <text:p>4,3</text:p>
          </table:table-cell>
          <table:table-cell table:number-columns-repeated="16345"/>
        </table:table-row>
        <table:table-row table:style-name="ro1">
          <table:table-cell office:value-type="float" office:value="50.484699999999997" table:style-name="ce4">
            <text:p>50,4847</text:p>
          </table:table-cell>
          <table:table-cell table:number-columns-repeated="3" table:style-name="ce1"/>
          <table:table-cell office:value-type="string" table:style-name="ce3">
            <text:p>France</text:p>
          </table:table-cell>
          <table:table-cell office:value-type="float" office:value="701" table:style-name="ce4">
            <text:p>701</text:p>
          </table:table-cell>
          <table:table-cell office:value-type="float" office:value="2.6476404589747502" table:style-name="ce4">
            <text:p>2,647640459</text:p>
          </table:table-cell>
          <table:table-cell table:number-columns-repeated="12" table:style-name="ce1"/>
          <table:table-cell office:value-type="float" office:value="5.9242288888848602" table:style-name="ce4">
            <text:p>5,924228889</text:p>
          </table:table-cell>
          <table:table-cell table:number-columns-repeated="3" table:style-name="ce1"/>
          <table:table-cell office:value-type="float" office:value="3.2841189724306399" table:style-name="ce4">
            <text:p>3,284118972</text:p>
          </table:table-cell>
          <table:table-cell office:value-type="float" office:value="3.4339885592714801" table:style-name="ce4">
            <text:p>3,433988559</text:p>
          </table:table-cell>
          <table:table-cell office:value-type="float" office:value="1.21949973278846" table:style-name="ce4">
            <text:p>1,219499733</text:p>
          </table:table-cell>
          <table:table-cell office:value-type="float" office:value="0.67465306006876402" table:style-name="ce4">
            <text:p>0,67465306</text:p>
          </table:table-cell>
          <table:table-cell table:number-columns-repeated="16357" table:style-name="ce1"/>
        </table:table-row>
        <table:table-row table:style-name="ro1">
          <table:table-cell office:value-type="float" office:value="52.6" table:style-name="ce4">
            <text:p>52,6</text:p>
          </table:table-cell>
          <table:table-cell table:number-columns-repeated="3" table:style-name="ce1"/>
          <table:table-cell office:value-type="string" table:style-name="ce3">
            <text:p>Hanoi</text:p>
          </table:table-cell>
          <table:table-cell office:value-type="float" office:value="1502" table:style-name="ce4">
            <text:p>1502</text:p>
          </table:table-cell>
          <table:table-cell office:value-type="float" office:value="3.8755644750152198" table:style-name="ce4">
            <text:p>3,875564475</text:p>
          </table:table-cell>
          <table:table-cell table:number-columns-repeated="7" table:style-name="ce1"/>
          <table:table-cell office:value-type="float" office:value="4.0699053571466504" table:style-name="ce4">
            <text:p>4,069905357</text:p>
          </table:table-cell>
          <table:table-cell table:number-columns-repeated="16369" table:style-name="ce1"/>
        </table:table-row>
        <table:table-row table:style-name="ro1">
          <table:table-cell office:value-type="float" office:value="55" table:style-name="ce4">
            <text:p>55</text:p>
          </table:table-cell>
          <table:table-cell office:value-type="float" office:value="5.7451597176717097" table:style-name="ce4">
            <text:p>5,745159718</text:p>
          </table:table-cell>
          <table:table-cell office:value-type="float" office:value="4.3543203547663101" table:style-name="ce4">
            <text:p>4,354320355</text:p>
          </table:table-cell>
          <table:table-cell office:value-type="float" office:value="7.4638046865921801" table:style-name="ce4">
            <text:p>7,463804687</text:p>
          </table:table-cell>
          <table:table-cell office:value-type="string" table:style-name="ce3">
            <text:p>HoChiMinh</text:p>
          </table:table-cell>
          <table:table-cell office:value-type="float" office:value="1463" table:style-name="ce4">
            <text:p>1463</text:p>
          </table:table-cell>
          <table:table-cell office:value-type="float" office:value="3.8249182997810598" table:style-name="ce4">
            <text:p>3,8249183</text:p>
          </table:table-cell>
          <table:table-cell office:value-type="float" office:value="12.611499999999999" table:style-name="ce4">
            <text:p>12,6115</text:p>
          </table:table-cell>
          <table:table-cell office:value-type="float" office:value="5.5851999999999302" table:style-name="ce4">
            <text:p>5,5852</text:p>
          </table:table-cell>
          <table:table-cell office:value-type="float" office:value="6.7576000000000001" table:style-name="ce4">
            <text:p>6,7576</text:p>
          </table:table-cell>
          <table:table-cell office:value-type="float" office:value="4.7126999999999697" table:style-name="ce4">
            <text:p>4,7127</text:p>
          </table:table-cell>
          <table:table-cell office:value-type="float" office:value="3.9662000000000099" table:style-name="ce4">
            <text:p>3,9662</text:p>
          </table:table-cell>
          <table:table-cell office:value-type="float" office:value="13.139699999999999" table:style-name="ce4">
            <text:p>13,1397</text:p>
          </table:table-cell>
          <table:table-cell table:number-columns-repeated="4" table:style-name="ce1"/>
          <table:table-cell office:value-type="float" office:value="4.45750000000002" table:style-name="ce4">
            <text:p>4,4575</text:p>
          </table:table-cell>
          <table:table-cell table:number-columns-repeated="9" table:style-name="ce1"/>
          <table:table-cell office:value-type="float" office:value="27.018187814113201" table:style-name="ce4">
            <text:p>27,01818781</text:p>
          </table:table-cell>
          <table:table-cell office:value-type="float" office:value="20.06879830562" table:style-name="ce4">
            <text:p>20,06879831</text:p>
          </table:table-cell>
          <table:table-cell office:value-type="float" office:value="16.260117867931299" table:style-name="ce4">
            <text:p>16,26011787</text:p>
          </table:table-cell>
          <table:table-cell office:value-type="float" office:value="36.470515067719298" table:style-name="ce4">
            <text:p>36,47051507</text:p>
          </table:table-cell>
          <table:table-cell office:value-type="float" office:value="22.140455348817198" table:style-name="ce4">
            <text:p>22,14045535</text:p>
          </table:table-cell>
          <table:table-cell office:value-type="float" office:value="11.1" table:style-name="ce4">
            <text:p>11,1</text:p>
          </table:table-cell>
          <table:table-cell office:value-type="float" office:value="4.16" table:style-name="ce4">
            <text:p>4,16</text:p>
          </table:table-cell>
          <table:table-cell office:value-type="float" office:value="36.47" table:style-name="ce4">
            <text:p>36,47</text:p>
          </table:table-cell>
          <table:table-cell office:value-type="float" office:value="5" table:style-name="ce4">
            <text:p>5</text:p>
          </table:table-cell>
          <table:table-cell office:value-type="float" office:value="3.4" table:style-name="ce4">
            <text:p>3,4</text:p>
          </table:table-cell>
          <table:table-cell office:value-type="float" office:value="13.14" table:style-name="ce4">
            <text:p>13,14</text:p>
          </table:table-cell>
          <table:table-cell office:value-type="float" office:value="6.2" table:style-name="ce4">
            <text:p>6,2</text:p>
          </table:table-cell>
          <table:table-cell table:number-columns-repeated="16345"/>
        </table:table-row>
        <table:table-row table:style-name="ro1">
          <table:table-cell office:value-type="float" office:value="55.484699999999997" table:style-name="ce4">
            <text:p>55,4847</text:p>
          </table:table-cell>
          <table:table-cell table:number-columns-repeated="3" table:style-name="ce1"/>
          <table:table-cell office:value-type="string" table:style-name="ce3">
            <text:p>HongKong</text:p>
          </table:table-cell>
          <table:table-cell office:value-type="float" office:value="10077" table:style-name="ce4">
            <text:p>10077</text:p>
          </table:table-cell>
          <table:table-cell office:value-type="float" office:value="10.0384261714673" table:style-name="ce4">
            <text:p>10,03842617</text:p>
          </table:table-cell>
          <table:table-cell table:number-columns-repeated="12" table:style-name="ce1"/>
          <table:table-cell office:value-type="float" office:value="8.9110047233496292" table:style-name="ce4">
            <text:p>8,911004723</text:p>
          </table:table-cell>
          <table:table-cell table:style-name="ce1"/>
          <table:table-cell office:value-type="float" office:value="5.7812782378759904" table:style-name="ce4">
            <text:p>5,781278238</text:p>
          </table:table-cell>
          <table:table-cell office:value-type="float" office:value="2.9331623437721399" table:style-name="ce4">
            <text:p>2,933162344</text:p>
          </table:table-cell>
          <table:table-cell office:value-type="float" office:value="6.1262044364611903" table:style-name="ce4">
            <text:p>6,126204436</text:p>
          </table:table-cell>
          <table:table-cell office:value-type="float" office:value="5.9381385919326597" table:style-name="ce4">
            <text:p>5,938138592</text:p>
          </table:table-cell>
          <table:table-cell office:value-type="float" office:value="2.7416312308386201" table:style-name="ce4">
            <text:p>2,741631231</text:p>
          </table:table-cell>
          <table:table-cell office:value-type="float" office:value="1.77983819411927" table:style-name="ce4">
            <text:p>1,779838194</text:p>
          </table:table-cell>
          <table:table-cell table:number-columns-repeated="16357" table:style-name="ce1"/>
        </table:table-row>
        <table:table-row table:style-name="ro1">
          <table:table-cell office:value-type="float" office:value="57.6" table:style-name="ce4">
            <text:p>57,6</text:p>
          </table:table-cell>
          <table:table-cell table:number-columns-repeated="3" table:style-name="ce1"/>
          <table:table-cell office:value-type="string" table:style-name="ce3">
            <text:p>Hue</text:p>
          </table:table-cell>
          <table:table-cell office:value-type="float" office:value="688" table:style-name="ce4">
            <text:p>688</text:p>
          </table:table-cell>
          <table:table-cell office:value-type="float" office:value="2.6229754097207998" table:style-name="ce4">
            <text:p>2,62297541</text:p>
          </table:table-cell>
          <table:table-cell table:number-columns-repeated="7" table:style-name="ce1"/>
          <table:table-cell office:value-type="float" office:value="6.2385851379994399" table:style-name="ce4">
            <text:p>6,238585138</text:p>
          </table:table-cell>
          <table:table-cell table:number-columns-repeated="16369" table:style-name="ce1"/>
        </table:table-row>
        <table:table-row table:style-name="ro1">
          <table:table-cell office:value-type="float" office:value="60" table:style-name="ce4">
            <text:p>60</text:p>
          </table:table-cell>
          <table:table-cell office:value-type="float" office:value="10.225236126165299" table:style-name="ce4">
            <text:p>10,22523613</text:p>
          </table:table-cell>
          <table:table-cell office:value-type="float" office:value="8.0522741384060605" table:style-name="ce4">
            <text:p>8,052274138</text:p>
          </table:table-cell>
          <table:table-cell office:value-type="float" office:value="12.796173726168099" table:style-name="ce4">
            <text:p>12,79617373</text:p>
          </table:table-cell>
          <table:table-cell office:value-type="string" table:style-name="ce3">
            <text:p>Switzerland</text:p>
          </table:table-cell>
          <table:table-cell office:value-type="float" office:value="2386" table:style-name="ce4">
            <text:p>2386</text:p>
          </table:table-cell>
          <table:table-cell office:value-type="float" office:value="4.8846698967279298" table:style-name="ce4">
            <text:p>4,884669897</text:p>
          </table:table-cell>
          <table:table-cell office:value-type="float" office:value="18.2135" table:style-name="ce4">
            <text:p>18,2135</text:p>
          </table:table-cell>
          <table:table-cell office:value-type="float" office:value="11.213699999999999" table:style-name="ce4">
            <text:p>11,2137</text:p>
          </table:table-cell>
          <table:table-cell office:value-type="float" office:value="9.7030999999999992" table:style-name="ce4">
            <text:p>9,7031</text:p>
          </table:table-cell>
          <table:table-cell office:value-type="float" office:value="10.2072" table:style-name="ce4">
            <text:p>10,2072</text:p>
          </table:table-cell>
          <table:table-cell office:value-type="float" office:value="6.0182000000000002" table:style-name="ce4">
            <text:p>6,0182</text:p>
          </table:table-cell>
          <table:table-cell office:value-type="float" office:value="20.252700000000001" table:style-name="ce4">
            <text:p>20,2527</text:p>
          </table:table-cell>
          <table:table-cell table:number-columns-repeated="4" table:style-name="ce1"/>
          <table:table-cell office:value-type="float" office:value="7.5200000000000102" table:style-name="ce4">
            <text:p>7,52</text:p>
          </table:table-cell>
          <table:table-cell table:number-columns-repeated="9" table:style-name="ce1"/>
          <table:table-cell office:value-type="float" office:value="34.316983813586504" table:style-name="ce4">
            <text:p>34,31698381</text:p>
          </table:table-cell>
          <table:table-cell office:value-type="float" office:value="27.130729604614299" table:style-name="ce4">
            <text:p>27,1307296</text:p>
          </table:table-cell>
          <table:table-cell office:value-type="float" office:value="20.751005855963601" table:style-name="ce4">
            <text:p>20,75100586</text:p>
          </table:table-cell>
          <table:table-cell office:value-type="float" office:value="46.294307403381602" table:style-name="ce4">
            <text:p>46,2943074</text:p>
          </table:table-cell>
          <table:table-cell office:value-type="float" office:value="31.658727622793599" table:style-name="ce4">
            <text:p>31,65872762</text:p>
          </table:table-cell>
          <table:table-cell office:value-type="float" office:value="15.31" table:style-name="ce4">
            <text:p>15,31</text:p>
          </table:table-cell>
          <table:table-cell office:value-type="float" office:value="6.61" table:style-name="ce4">
            <text:p>6,61</text:p>
          </table:table-cell>
          <table:table-cell office:value-type="float" office:value="46.29" table:style-name="ce4">
            <text:p>46,29</text:p>
          </table:table-cell>
          <table:table-cell office:value-type="float" office:value="9.1" table:style-name="ce4">
            <text:p>9,1</text:p>
          </table:table-cell>
          <table:table-cell office:value-type="float" office:value="6.02" table:style-name="ce4">
            <text:p>6,02</text:p>
          </table:table-cell>
          <table:table-cell office:value-type="float" office:value="20.25" table:style-name="ce4">
            <text:p>20,25</text:p>
          </table:table-cell>
          <table:table-cell office:value-type="float" office:value="11.3" table:style-name="ce4">
            <text:p>11,3</text:p>
          </table:table-cell>
          <table:table-cell table:number-columns-repeated="16345"/>
        </table:table-row>
        <table:table-row table:style-name="ro1">
          <table:table-cell office:value-type="float" office:value="60.484699999999997" table:style-name="ce4">
            <text:p>60,4847</text:p>
          </table:table-cell>
          <table:table-cell table:number-columns-repeated="3" table:style-name="ce1"/>
          <table:table-cell office:value-type="string" table:style-name="ce3">
            <text:p>Thai-Nguyen</text:p>
          </table:table-cell>
          <table:table-cell office:value-type="float" office:value="813" table:style-name="ce4">
            <text:p>813</text:p>
          </table:table-cell>
          <table:table-cell office:value-type="float" office:value="2.8513154858766501" table:style-name="ce4">
            <text:p>2,851315486</text:p>
          </table:table-cell>
          <table:table-cell table:number-columns-repeated="12" table:style-name="ce1"/>
          <table:table-cell office:value-type="float" office:value="13.192437439314901" table:style-name="ce4">
            <text:p>13,19243744</text:p>
          </table:table-cell>
          <table:table-cell table:style-name="ce1"/>
          <table:table-cell office:value-type="float" office:value="13.403062796911" table:style-name="ce4">
            <text:p>13,4030628</text:p>
          </table:table-cell>
          <table:table-cell office:value-type="float" office:value="5.8093797190059497" table:style-name="ce4">
            <text:p>5,809379719</text:p>
          </table:table-cell>
          <table:table-cell office:value-type="float" office:value="11.144428227892" table:style-name="ce4">
            <text:p>11,14442823</text:p>
          </table:table-cell>
          <table:table-cell office:value-type="float" office:value="10.0778033274892" table:style-name="ce4">
            <text:p>10,07780333</text:p>
          </table:table-cell>
          <table:table-cell office:value-type="float" office:value="6.0473180260386696" table:style-name="ce4">
            <text:p>6,047318026</text:p>
          </table:table-cell>
          <table:table-cell office:value-type="float" office:value="4.6114306854166598" table:style-name="ce4">
            <text:p>4,611430685</text:p>
          </table:table-cell>
          <table:table-cell table:number-columns-repeated="16357" table:style-name="ce1"/>
        </table:table-row>
        <table:table-row table:style-name="ro1">
          <table:table-cell office:value-type="float" office:value="62.6" table:style-name="ce4">
            <text:p>62,6</text:p>
          </table:table-cell>
          <table:table-cell table:number-columns-repeated="3" table:style-name="ce1"/>
          <table:table-cell office:value-type="string" table:style-name="ce3">
            <text:p>Gothenburg detached</text:p>
          </table:table-cell>
          <table:table-cell office:value-type="float" office:value="436" table:style-name="ce4">
            <text:p>436</text:p>
          </table:table-cell>
          <table:table-cell office:value-type="float" office:value="2.0880613017821101" table:style-name="ce4">
            <text:p>2,088061302</text:p>
          </table:table-cell>
          <table:table-cell table:number-columns-repeated="7" table:style-name="ce1"/>
          <table:table-cell office:value-type="float" office:value="9.4490368950159205" table:style-name="ce4">
            <text:p>9,449036895</text:p>
          </table:table-cell>
          <table:table-cell table:number-columns-repeated="16369" table:style-name="ce1"/>
        </table:table-row>
        <table:table-row table:style-name="ro1">
          <table:table-cell office:value-type="float" office:value="65" table:style-name="ce4">
            <text:p>65</text:p>
          </table:table-cell>
          <table:table-cell office:value-type="float" office:value="16.824822277075299" table:style-name="ce4">
            <text:p>16,82482228</text:p>
          </table:table-cell>
          <table:table-cell office:value-type="float" office:value="13.7108039031546" table:style-name="ce4">
            <text:p>13,7108039</text:p>
          </table:table-cell>
          <table:table-cell office:value-type="float" office:value="20.360404258019798" table:style-name="ce4">
            <text:p>20,36040426</text:p>
          </table:table-cell>
          <table:table-cell office:value-type="string" table:style-name="ce3">
            <text:p>Gothenburg apartment</text:p>
          </table:table-cell>
          <table:table-cell office:value-type="float" office:value="706" table:style-name="ce4">
            <text:p>706</text:p>
          </table:table-cell>
          <table:table-cell office:value-type="float" office:value="2.6570660511172801" table:style-name="ce4">
            <text:p>2,657066051</text:p>
          </table:table-cell>
          <table:table-cell office:value-type="float" office:value="26.7605" table:style-name="ce4">
            <text:p>26,7605</text:p>
          </table:table-cell>
          <table:table-cell office:value-type="float" office:value="20.487200000000001" table:style-name="ce4">
            <text:p>20,4872</text:p>
          </table:table-cell>
          <table:table-cell office:value-type="float" office:value="13.258599999999999" table:style-name="ce4">
            <text:p>13,2586</text:p>
          </table:table-cell>
          <table:table-cell office:value-type="float" office:value="18.976700000000001" table:style-name="ce4">
            <text:p>18,9767</text:p>
          </table:table-cell>
          <table:table-cell office:value-type="float" office:value="9.3801999999999897" table:style-name="ce4">
            <text:p>9,3802</text:p>
          </table:table-cell>
          <table:table-cell office:value-type="float" office:value="29.775700000000001" table:style-name="ce4">
            <text:p>29,7757</text:p>
          </table:table-cell>
          <table:table-cell table:number-columns-repeated="4" table:style-name="ce1"/>
          <table:table-cell office:value-type="float" office:value="12.1975" table:style-name="ce4">
            <text:p>12,1975</text:p>
          </table:table-cell>
          <table:table-cell office:value-type="float" office:value="2.7649464822247798" table:style-name="ce4">
            <text:p>2,764946482</text:p>
          </table:table-cell>
          <table:table-cell table:style-name="ce1"/>
          <table:table-cell office:value-type="float" office:value="0.78487599829297405" table:style-name="ce4">
            <text:p>0,784875998</text:p>
          </table:table-cell>
          <table:table-cell table:number-columns-repeated="6" table:style-name="ce1"/>
          <table:table-cell office:value-type="float" office:value="42.440893309219398" table:style-name="ce4">
            <text:p>42,44089331</text:p>
          </table:table-cell>
          <table:table-cell office:value-type="float" office:value="35.571759580020597" table:style-name="ce4">
            <text:p>35,57175958</text:p>
          </table:table-cell>
          <table:table-cell office:value-type="float" office:value="26.095708933249401" table:style-name="ce4">
            <text:p>26,09570893</text:p>
          </table:table-cell>
          <table:table-cell office:value-type="float" office:value="56.414458410304299" table:style-name="ce4">
            <text:p>56,41445841</text:p>
          </table:table-cell>
          <table:table-cell office:value-type="float" office:value="43.0086069504516" table:style-name="ce4">
            <text:p>43,00860695</text:p>
          </table:table-cell>
          <table:table-cell office:value-type="float" office:value="20.92" table:style-name="ce4">
            <text:p>20,92</text:p>
          </table:table-cell>
          <table:table-cell office:value-type="float" office:value="0.8" table:style-name="ce4">
            <text:p>0,8</text:p>
          </table:table-cell>
          <table:table-cell office:value-type="float" office:value="56.41" table:style-name="ce4">
            <text:p>56,41</text:p>
          </table:table-cell>
          <table:table-cell office:value-type="float" office:value="15.2" table:style-name="ce4">
            <text:p>15,2</text:p>
          </table:table-cell>
          <table:table-cell office:value-type="float" office:value="0.8" table:style-name="ce4">
            <text:p>0,8</text:p>
          </table:table-cell>
          <table:table-cell office:value-type="float" office:value="29.78" table:style-name="ce4">
            <text:p>29,78</text:p>
          </table:table-cell>
          <table:table-cell office:value-type="float" office:value="19" table:style-name="ce4">
            <text:p>19</text:p>
          </table:table-cell>
          <table:table-cell table:number-columns-repeated="16345"/>
        </table:table-row>
        <table:table-row table:style-name="ro1">
          <table:table-cell office:value-type="float" office:value="65.484700000000004" table:style-name="ce4">
            <text:p>65,4847</text:p>
          </table:table-cell>
          <table:table-cell table:number-columns-repeated="3" table:style-name="ce1"/>
          <table:table-cell office:value-type="string" table:style-name="ce3">
            <text:p>Kumamoto detached</text:p>
          </table:table-cell>
          <table:table-cell office:value-type="float" office:value="378" table:style-name="ce4">
            <text:p>378</text:p>
          </table:table-cell>
          <table:table-cell office:value-type="float" office:value="1.94422220952236" table:style-name="ce4">
            <text:p>1,94422221</text:p>
          </table:table-cell>
          <table:table-cell table:number-columns-repeated="12" table:style-name="ce1"/>
          <table:table-cell office:value-type="float" office:value="19.099621261530899" table:style-name="ce4">
            <text:p>19,09962126</text:p>
          </table:table-cell>
          <table:table-cell table:style-name="ce1"/>
          <table:table-cell office:value-type="float" office:value="28.0785562926628" table:style-name="ce4">
            <text:p>28,07855629</text:p>
          </table:table-cell>
          <table:table-cell office:value-type="float" office:value="11.1810966465251" table:style-name="ce4">
            <text:p>11,18109665</text:p>
          </table:table-cell>
          <table:table-cell office:value-type="float" office:value="19.422781178217601" table:style-name="ce4">
            <text:p>19,42278118</text:p>
          </table:table-cell>
          <table:table-cell office:value-type="float" office:value="16.5942354953382" table:style-name="ce4">
            <text:p>16,5942355</text:p>
          </table:table-cell>
          <table:table-cell office:value-type="float" office:value="12.813671483255201" table:style-name="ce4">
            <text:p>12,81367148</text:p>
          </table:table-cell>
          <table:table-cell office:value-type="float" office:value="11.4239229442077" table:style-name="ce4">
            <text:p>11,42392294</text:p>
          </table:table-cell>
          <table:table-cell table:number-columns-repeated="16357" table:style-name="ce1"/>
        </table:table-row>
        <table:table-row table:style-name="ro1">
          <table:table-cell office:value-type="float" office:value="67.599999999999994" table:style-name="ce4">
            <text:p>67,6</text:p>
          </table:table-cell>
          <table:table-cell table:number-columns-repeated="3" table:style-name="ce1"/>
          <table:table-cell office:value-type="string" table:style-name="ce3">
            <text:p>Kumamoto apartment</text:p>
          </table:table-cell>
          <table:table-cell office:value-type="float" office:value="469" table:style-name="ce4">
            <text:p>469</text:p>
          </table:table-cell>
          <table:table-cell office:value-type="float" office:value="2.1656407827707702" table:style-name="ce4">
            <text:p>2,165640783</text:p>
          </table:table-cell>
          <table:table-cell table:number-columns-repeated="7" table:style-name="ce1"/>
          <table:table-cell office:value-type="float" office:value="14.063812573413401" table:style-name="ce4">
            <text:p>14,06381257</text:p>
          </table:table-cell>
          <table:table-cell table:number-columns-repeated="16369" table:style-name="ce1"/>
        </table:table-row>
        <table:table-row table:style-name="ro1">
          <table:table-cell office:value-type="float" office:value="70" table:style-name="ce4">
            <text:p>70</text:p>
          </table:table-cell>
          <table:table-cell office:value-type="float" office:value="25.6749180076052" table:style-name="ce4">
            <text:p>25,67491801</text:p>
          </table:table-cell>
          <table:table-cell office:value-type="float" office:value="21.578539826581" table:style-name="ce4">
            <text:p>21,57853983</text:p>
          </table:table-cell>
          <table:table-cell office:value-type="float" office:value="30.142943727357601" table:style-name="ce4">
            <text:p>30,14294373</text:p>
          </table:table-cell>
          <table:table-cell office:value-type="string" table:style-name="ce3">
            <text:p>Sapporo detached</text:p>
          </table:table-cell>
          <table:table-cell office:value-type="float" office:value="411" table:style-name="ce4">
            <text:p>411</text:p>
          </table:table-cell>
          <table:table-cell office:value-type="float" office:value="2.0273134932713299" table:style-name="ce4">
            <text:p>2,027313493</text:p>
          </table:table-cell>
          <table:table-cell office:value-type="float" office:value="38.252499999999998" table:style-name="ce4">
            <text:p>38,2525</text:p>
          </table:table-cell>
          <table:table-cell office:value-type="float" office:value="33.405700000000003" table:style-name="ce4">
            <text:p>33,4057</text:p>
          </table:table-cell>
          <table:table-cell office:value-type="float" office:value="17.424099999999999" table:style-name="ce4">
            <text:p>17,4241</text:p>
          </table:table-cell>
          <table:table-cell office:value-type="float" office:value="31.0212" table:style-name="ce4">
            <text:p>31,0212</text:p>
          </table:table-cell>
          <table:table-cell office:value-type="float" office:value="14.052199999999999" table:style-name="ce4">
            <text:p>14,0522</text:p>
          </table:table-cell>
          <table:table-cell office:value-type="float" office:value="41.7087" table:style-name="ce4">
            <text:p>41,7087</text:p>
          </table:table-cell>
          <table:table-cell office:value-type="float" office:value="2.8969340398173702" table:style-name="ce4">
            <text:p>2,89693404</text:p>
          </table:table-cell>
          <table:table-cell table:number-columns-repeated="3" table:style-name="ce1"/>
          <table:table-cell office:value-type="float" office:value="18.489999999999998" table:style-name="ce4">
            <text:p>18,49</text:p>
          </table:table-cell>
          <table:table-cell office:value-type="float" office:value="5.4230264122798602" table:style-name="ce4">
            <text:p>5,423026412</text:p>
          </table:table-cell>
          <table:table-cell table:style-name="ce1"/>
          <table:table-cell office:value-type="float" office:value="4.8020294188064998" table:style-name="ce4">
            <text:p>4,802029419</text:p>
          </table:table-cell>
          <table:table-cell table:number-columns-repeated="7" table:style-name="ce1"/>
          <table:table-cell office:value-type="float" office:value="45.0166002687522" table:style-name="ce4">
            <text:p>45,01660027</text:p>
          </table:table-cell>
          <table:table-cell office:value-type="float" office:value="32.256695373510397" table:style-name="ce4">
            <text:p>32,25669537</text:p>
          </table:table-cell>
          <table:table-cell office:value-type="float" office:value="66.027052538919094" table:style-name="ce4">
            <text:p>66,02705254</text:p>
          </table:table-cell>
          <table:table-cell office:value-type="float" office:value="55.144232840025701" table:style-name="ce4">
            <text:p>55,14423284</text:p>
          </table:table-cell>
          <table:table-cell office:value-type="float" office:value="27.1" table:style-name="ce4">
            <text:p>27,1</text:p>
          </table:table-cell>
          <table:table-cell office:value-type="float" office:value="4.04" table:style-name="ce4">
            <text:p>4,04</text:p>
          </table:table-cell>
          <table:table-cell office:value-type="float" office:value="66.03" table:style-name="ce4">
            <text:p>66,03</text:p>
          </table:table-cell>
          <table:table-cell office:value-type="float" office:value="23.9" table:style-name="ce4">
            <text:p>23,9</text:p>
          </table:table-cell>
          <table:table-cell office:value-type="float" office:value="2.89" table:style-name="ce4">
            <text:p>2,89</text:p>
          </table:table-cell>
          <table:table-cell office:value-type="float" office:value="41.71" table:style-name="ce4">
            <text:p>41,71</text:p>
          </table:table-cell>
          <table:table-cell office:value-type="float" office:value="29" table:style-name="ce4">
            <text:p>29</text:p>
          </table:table-cell>
          <table:table-cell table:number-columns-repeated="16345"/>
        </table:table-row>
        <table:table-row table:style-name="ro1">
          <table:table-cell office:value-type="float" office:value="70.484700000000004" table:style-name="ce4">
            <text:p>70,4847</text:p>
          </table:table-cell>
          <table:table-cell table:number-columns-repeated="3" table:style-name="ce1"/>
          <table:table-cell office:value-type="string" table:style-name="ce3">
            <text:p>Sapporo apartment</text:p>
          </table:table-cell>
          <table:table-cell office:value-type="float" office:value="369" table:style-name="ce4">
            <text:p>369</text:p>
          </table:table-cell>
          <table:table-cell office:value-type="float" office:value="1.92093727122985" table:style-name="ce4">
            <text:p>1,920937271</text:p>
          </table:table-cell>
          <table:table-cell table:number-columns-repeated="12" table:style-name="ce1"/>
          <table:table-cell office:value-type="float" office:value="26.8342177742309" table:style-name="ce4">
            <text:p>26,83421777</text:p>
          </table:table-cell>
          <table:table-cell table:style-name="ce1"/>
          <table:table-cell office:value-type="float" office:value="49.616122542788403" table:style-name="ce4">
            <text:p>49,61612254</text:p>
          </table:table-cell>
          <table:table-cell office:value-type="float" office:value="20.441863511083898" table:style-name="ce4">
            <text:p>20,44186351</text:p>
          </table:table-cell>
          <table:table-cell office:value-type="float" office:value="31.659463250608301" table:style-name="ce4">
            <text:p>31,65946325</text:p>
          </table:table-cell>
          <table:table-cell office:value-type="float" office:value="26.101213489963499" table:style-name="ce4">
            <text:p>26,10121349</text:p>
          </table:table-cell>
          <table:table-cell office:value-type="float" office:value="25.126192534334699" table:style-name="ce4">
            <text:p>25,12619253</text:p>
          </table:table-cell>
          <table:table-cell table:number-columns-repeated="16358" table:style-name="ce1"/>
        </table:table-row>
        <table:table-row table:style-name="ro1">
          <table:table-cell office:value-type="float" office:value="72.599999999999994" table:style-name="ce4">
            <text:p>72,6</text:p>
          </table:table-cell>
          <table:table-cell table:number-columns-repeated="3" table:style-name="ce1"/>
          <table:table-cell office:value-type="string" table:style-name="ce3">
            <text:p>Wipptal mainroad face</text:p>
          </table:table-cell>
          <table:table-cell office:value-type="float" office:value="1991" table:style-name="ce4">
            <text:p>1991</text:p>
          </table:table-cell>
          <table:table-cell office:value-type="float" office:value="4.4620623034646201" table:style-name="ce4">
            <text:p>4,462062303</text:p>
          </table:table-cell>
          <table:table-cell table:number-columns-repeated="7" table:style-name="ce1"/>
          <table:table-cell office:value-type="float" office:value="20.424030228409201" table:style-name="ce4">
            <text:p>20,42403023</text:p>
          </table:table-cell>
          <table:table-cell table:number-columns-repeated="16369" table:style-name="ce1"/>
        </table:table-row>
        <table:table-row table:style-name="ro1">
          <table:table-cell office:value-type="float" office:value="75" table:style-name="ce4">
            <text:p>75</text:p>
          </table:table-cell>
          <table:table-cell office:value-type="float" office:value="36.478806983638499" table:style-name="ce4">
            <text:p>36,47880698</text:p>
          </table:table-cell>
          <table:table-cell office:value-type="float" office:value="31.531288665439199" table:style-name="ce4">
            <text:p>31,53128867</text:p>
          </table:table-cell>
          <table:table-cell office:value-type="float" office:value="41.662601453347598" table:style-name="ce4">
            <text:p>41,66260145</text:p>
          </table:table-cell>
          <table:table-cell office:value-type="string" table:style-name="ce3">
            <text:p>Wipptal highway face</text:p>
          </table:table-cell>
          <table:table-cell office:value-type="float" office:value="1762" table:style-name="ce4">
            <text:p>1762</text:p>
          </table:table-cell>
          <table:table-cell office:value-type="float" office:value="4.1976183723630696" table:style-name="ce4">
            <text:p>4,197618372</text:p>
          </table:table-cell>
          <table:table-cell office:value-type="float" office:value="52.689500000000002" table:style-name="ce4">
            <text:p>52,6895</text:p>
          </table:table-cell>
          <table:table-cell office:value-type="float" office:value="49.969200000000001" table:style-name="ce4">
            <text:p>49,9692</text:p>
          </table:table-cell>
          <table:table-cell office:value-type="float" office:value="22.1996" table:style-name="ce4">
            <text:p>22,1996</text:p>
          </table:table-cell>
          <table:table-cell office:value-type="float" office:value="46.340699999999899" table:style-name="ce4">
            <text:p>46,3407</text:p>
          </table:table-cell>
          <table:table-cell office:value-type="float" office:value="20.034199999999998" table:style-name="ce4">
            <text:p>20,0342</text:p>
          </table:table-cell>
          <table:table-cell office:value-type="float" office:value="56.051699999999997" table:style-name="ce4">
            <text:p>56,0517</text:p>
          </table:table-cell>
          <table:table-cell office:value-type="float" office:value="19.717897299407401" table:style-name="ce4">
            <text:p>19,7178973</text:p>
          </table:table-cell>
          <table:table-cell table:style-name="ce1"/>
          <table:table-cell office:value-type="float" office:value="37.049525582743897" table:style-name="ce4">
            <text:p>37,04952558</text:p>
          </table:table-cell>
          <table:table-cell table:style-name="ce1"/>
          <table:table-cell office:value-type="float" office:value="26.397500000000001" table:style-name="ce4">
            <text:p>26,3975</text:p>
          </table:table-cell>
          <table:table-cell office:value-type="float" office:value="10.3640814009644" table:style-name="ce4">
            <text:p>10,3640814</text:p>
          </table:table-cell>
          <table:table-cell table:style-name="ce1"/>
          <table:table-cell office:value-type="float" office:value="24.336474160184402" table:style-name="ce4">
            <text:p>24,33647416</text:p>
          </table:table-cell>
          <table:table-cell table:number-columns-repeated="11" table:style-name="ce1"/>
          <table:table-cell office:value-type="float" office:value="37.5" table:style-name="ce4">
            <text:p>37,5</text:p>
          </table:table-cell>
          <table:table-cell office:value-type="float" office:value="10.4" table:style-name="ce4">
            <text:p>10,4</text:p>
          </table:table-cell>
          <table:table-cell office:value-type="float" office:value="57.1" table:style-name="ce4">
            <text:p>57,1</text:p>
          </table:table-cell>
          <table:table-cell office:value-type="float" office:value="34.700000000000003" table:style-name="ce4">
            <text:p>34,7</text:p>
          </table:table-cell>
          <table:table-cell office:value-type="float" office:value="10.36" table:style-name="ce4">
            <text:p>10,36</text:p>
          </table:table-cell>
          <table:table-cell office:value-type="float" office:value="56.05" table:style-name="ce4">
            <text:p>56,05</text:p>
          </table:table-cell>
          <table:table-cell office:value-type="float" office:value="41" table:style-name="ce4">
            <text:p>41</text:p>
          </table:table-cell>
          <table:table-cell table:number-columns-repeated="16345"/>
        </table:table-row>
        <table:table-row table:style-name="ro1">
          <table:table-cell office:value-type="float" office:value="75.484700000000004" table:style-name="ce4">
            <text:p>75,4847</text:p>
          </table:table-cell>
          <table:table-cell table:number-columns-repeated="3" table:style-name="ce1"/>
          <table:table-cell office:value-type="string" table:style-name="ce3">
            <text:p>Wipptal highw+mainr phone</text:p>
          </table:table-cell>
          <table:table-cell office:value-type="float" office:value="1327" table:style-name="ce4">
            <text:p>1327</text:p>
          </table:table-cell>
          <table:table-cell office:value-type="float" office:value="3.6428011200174" table:style-name="ce4">
            <text:p>3,64280112</text:p>
          </table:table-cell>
          <table:table-cell table:number-columns-repeated="12" table:style-name="ce1"/>
          <table:table-cell office:value-type="float" office:value="36.295764447076202" table:style-name="ce4">
            <text:p>36,29576445</text:p>
          </table:table-cell>
          <table:table-cell table:style-name="ce1"/>
          <table:table-cell office:value-type="float" office:value="71.297100195960695" table:style-name="ce4">
            <text:p>71,2971002</text:p>
          </table:table-cell>
          <table:table-cell office:value-type="float" office:value="34.401983197864197" table:style-name="ce4">
            <text:p>34,4019832</text:p>
          </table:table-cell>
          <table:table-cell table:number-columns-repeated="16361" table:style-name="ce1"/>
        </table:table-row>
        <table:table-row table:style-name="ro1">
          <table:table-cell office:value-type="float" office:value="77.599999999999994" table:style-name="ce4">
            <text:p>77,6</text:p>
          </table:table-cell>
          <table:table-cell table:number-columns-repeated="3" table:style-name="ce1"/>
          <table:table-cell office:value-type="string" table:style-name="ce3">
            <text:p>Inntal mainroad</text:p>
          </table:table-cell>
          <table:table-cell office:value-type="float" office:value="1641" table:style-name="ce4">
            <text:p>1641</text:p>
          </table:table-cell>
          <table:table-cell office:value-type="float" office:value="4.05092582010582" table:style-name="ce4">
            <text:p>4,05092582</text:p>
          </table:table-cell>
          <table:table-cell table:number-columns-repeated="7" table:style-name="ce1"/>
          <table:table-cell office:value-type="float" office:value="28.699983724771801" table:style-name="ce4">
            <text:p>28,69998372</text:p>
          </table:table-cell>
          <table:table-cell table:number-columns-repeated="16369" table:style-name="ce1"/>
        </table:table-row>
        <table:table-row table:style-name="ro1">
          <table:table-cell office:value-type="float" office:value="80" table:style-name="ce4">
            <text:p>80</text:p>
          </table:table-cell>
          <table:table-cell office:value-type="float" office:value="48.485232883414596" table:style-name="ce4">
            <text:p>48,48523288</text:p>
          </table:table-cell>
          <table:table-cell office:value-type="float" office:value="43.000201783094603" table:style-name="ce4">
            <text:p>43,00020178</text:p>
          </table:table-cell>
          <table:table-cell office:value-type="float" office:value="53.999122349920199" table:style-name="ce4">
            <text:p>53,99912235</text:p>
          </table:table-cell>
          <table:table-cell office:value-type="string" table:style-name="ce3">
            <text:p>Inntal highway</text:p>
          </table:table-cell>
          <table:table-cell office:value-type="float" office:value="1641" table:style-name="ce4">
            <text:p>1641</text:p>
          </table:table-cell>
          <table:table-cell office:value-type="float" office:value="4.05092582010582" table:style-name="ce4">
            <text:p>4,05092582</text:p>
          </table:table-cell>
          <table:table-cell office:value-type="float" office:value="70.0715" table:style-name="ce4">
            <text:p>70,0715</text:p>
          </table:table-cell>
          <table:table-cell office:value-type="float" office:value="70.177700000000002" table:style-name="ce4">
            <text:p>70,1777</text:p>
          </table:table-cell>
          <table:table-cell office:value-type="float" office:value="27.585100000000001" table:style-name="ce4">
            <text:p>27,5851</text:p>
          </table:table-cell>
          <table:table-cell office:value-type="float" office:value="64.935199999999995" table:style-name="ce4">
            <text:p>64,9352</text:p>
          </table:table-cell>
          <table:table-cell office:value-type="float" office:value="27.3262" table:style-name="ce4">
            <text:p>27,3262</text:p>
          </table:table-cell>
          <table:table-cell office:value-type="float" office:value="72.804700000000096" table:style-name="ce4">
            <text:p>72,8047</text:p>
          </table:table-cell>
          <table:table-cell table:number-columns-repeated="2" table:style-name="ce1"/>
          <table:table-cell office:value-type="float" office:value="52.967064892494797" table:style-name="ce4">
            <text:p>52,96706489</text:p>
          </table:table-cell>
          <table:table-cell office:value-type="float" office:value="32.050107958537403" table:style-name="ce4">
            <text:p>32,05010796</text:p>
          </table:table-cell>
          <table:table-cell office:value-type="float" office:value="35.92" table:style-name="ce4">
            <text:p>35,92</text:p>
          </table:table-cell>
          <table:table-cell table:number-columns-repeated="14" table:style-name="ce1"/>
          <table:table-cell office:value-type="float" office:value="48.1" table:style-name="ce4">
            <text:p>48,1</text:p>
          </table:table-cell>
          <table:table-cell office:value-type="float" office:value="27.33" table:style-name="ce4">
            <text:p>27,33</text:p>
          </table:table-cell>
          <table:table-cell office:value-type="float" office:value="74.959999999999994" table:style-name="ce4">
            <text:p>74,96</text:p>
          </table:table-cell>
          <table:table-cell office:value-type="float" office:value="48" table:style-name="ce4">
            <text:p>48</text:p>
          </table:table-cell>
          <table:table-cell office:value-type="float" office:value="27.33" table:style-name="ce4">
            <text:p>27,33</text:p>
          </table:table-cell>
          <table:table-cell office:value-type="float" office:value="72.8" table:style-name="ce4">
            <text:p>72,8</text:p>
          </table:table-cell>
          <table:table-cell office:value-type="float" office:value="56" table:style-name="ce4">
            <text:p>56</text:p>
          </table:table-cell>
          <table:table-cell table:number-columns-repeated="16345"/>
        </table:table-row>
        <table:table-row table:style-name="ro1">
          <table:table-cell office:value-type="float" office:value="80.484700000000004" table:style-name="ce4">
            <text:p>80,4847</text:p>
          </table:table-cell>
          <table:table-cell table:number-columns-repeated="21" table:style-name="ce1"/>
          <table:table-cell office:value-type="float" office:value="51.700359062958498" table:style-name="ce4">
            <text:p>51,70035906</text:p>
          </table:table-cell>
          <table:table-cell table:number-columns-repeated="16361" table:style-name="ce1"/>
        </table:table-row>
        <table:table-row table:style-name="ro1">
          <table:table-cell office:value-type="float" office:value="82.6" table:style-name="ce4">
            <text:p>82,6</text:p>
          </table:table-cell>
          <table:table-cell table:number-columns-repeated="13" table:style-name="ce1"/>
          <table:table-cell office:value-type="float" office:value="38.698582386066398" table:style-name="ce4">
            <text:p>38,69858239</text:p>
          </table:table-cell>
          <table:table-cell table:number-columns-repeated="16369" table:style-name="ce1"/>
        </table:table-row>
        <table:table-row table:style-name="ro1">
          <table:table-cell office:value-type="float" office:value="85" table:style-name="ce4">
            <text:p>85</text:p>
          </table:table-cell>
          <table:table-cell table:number-columns-repeated="6" table:style-name="ce1"/>
          <table:table-cell office:value-type="float" office:value="90.398499999999999" table:style-name="ce4">
            <text:p>90,3985</text:p>
          </table:table-cell>
          <table:table-cell office:value-type="float" office:value="94.031199999999998" table:style-name="ce4">
            <text:p>94,0312</text:p>
          </table:table-cell>
          <table:table-cell office:value-type="float" office:value="33.580599999999997" table:style-name="ce4">
            <text:p>33,5806</text:p>
          </table:table-cell>
          <table:table-cell office:value-type="float" office:value="86.804699999999997" table:style-name="ce4">
            <text:p>86,8047</text:p>
          </table:table-cell>
          <table:table-cell office:value-type="float" office:value="35.928199999999997" table:style-name="ce4">
            <text:p>35,9282</text:p>
          </table:table-cell>
          <table:table-cell office:value-type="float" office:value="91.967699999999994" table:style-name="ce4">
            <text:p>91,9677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3">
            <text:p>Sum of Ns</text:p>
          </table:table-cell>
          <table:table-cell office:value-type="float" office:value="34114" table:style-name="ce4">
            <text:p>34114</text:p>
          </table:table-cell>
          <table:table-cell table:number-columns-repeated="16378" table:style-name="ce1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lochmannm</dc:creator>
    <dc:date>2022-04-05T13:23:14Z</dc:date>
    <meta:editing-duration>PT0S</meta:editing-duration>
  </office:meta>
</office:document-meta>
</file>